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Purisa" svg:font-family="Purisa" style:font-pitch="variable"/>
    <style:font-face style:name="WenQuanYi Zen Hei1" svg:font-family="'WenQuanYi Zen Hei'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15cm"/>
    </style:style>
    <style:style style:name="gr3" style:family="graphic" style:parent-style-name="standard">
      <style:graphic-properties draw:stroke="none" draw:fill="none" fo:min-height="9.332cm"/>
    </style:style>
    <style:style style:name="gr4" style:family="graphic" style:parent-style-name="standard">
      <style:graphic-properties draw:stroke="none" draw:fill="none" fo:min-height="2.49cm"/>
    </style:style>
    <style:style style:name="gr5" style:family="graphic" style:parent-style-name="standard">
      <style:graphic-properties draw:stroke="none" draw:fill="none" fo:min-height="3.112cm"/>
    </style:style>
    <style:style style:name="gr6" style:family="graphic" style:parent-style-name="standard">
      <style:graphic-properties draw:stroke="none" draw:fill="none" fo:min-height="8.088cm"/>
    </style:style>
    <style:style style:name="gr7" style:family="graphic" style:parent-style-name="standard">
      <style:graphic-properties draw:stroke="none" draw:fill="none" fo:min-height="5.6cm"/>
    </style:style>
    <style:style style:name="gr8" style:family="graphic" style:parent-style-name="standard">
      <style:graphic-properties draw:stroke="none" draw:fill="none" fo:min-height="12.442cm"/>
    </style:style>
    <style:style style:name="gr9" style:family="graphic" style:parent-style-name="standard">
      <style:graphic-properties draw:stroke="none" draw:fill="none" fo:min-height="4.356cm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subtitle" style:list-style-name="L4">
      <style:graphic-properties draw:fill-color="#ffffff" draw:auto-grow-height="true" fo:min-height="1.886cm"/>
    </style:style>
    <style:style style:name="pr3" style:family="presentation" style:parent-style-name="Inspiration-subtitle" style:list-style-name="L4">
      <style:graphic-properties draw:fill-color="#ffffff" draw:auto-grow-height="true" fo:min-height="1.886cm"/>
    </style:style>
    <style:style style:name="pr4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Inspiration-title">
      <style:graphic-properties draw:auto-grow-height="true" fo:min-height="1.361cm"/>
    </style:style>
    <style:style style:name="pr6" style:family="presentation" style:parent-style-name="Inspiration-outline1">
      <style:graphic-properties fo:min-height="8.036cm"/>
    </style:style>
    <style:style style:name="pr7" style:family="presentation" style:parent-style-name="Inspiration-subtitle" style:list-style-name="L4">
      <style:graphic-properties draw:fill-color="#ffffff" draw:auto-grow-height="true" fo:min-height="1.886cm"/>
    </style:style>
    <style:style style:name="pr8" style:family="presentation" style:parent-style-name="Inspiration-subtitle" style:list-style-name="L4">
      <style:graphic-properties draw:fill-color="#ffffff" draw:auto-grow-height="true" fo:min-height="1.886cm"/>
    </style:style>
    <style:style style:name="pr9" style:family="presentation" style:parent-style-name="Inspiration-notes">
      <style:graphic-properties draw:fill-color="#ffffff" fo:min-height="11.973cm"/>
    </style:style>
    <style:style style:name="pr10" style:family="presentation" style:parent-style-name="Inspiration-subtitle" style:list-style-name="L4">
      <style:graphic-properties draw:fill-color="#ffffff" draw:auto-grow-height="true" fo:min-height="1.886cm"/>
    </style:style>
    <style:style style:name="pr11" style:family="presentation" style:parent-style-name="Inspiration-subtitle" style:list-style-name="L4">
      <style:graphic-properties draw:fill-color="#ffffff" draw:auto-grow-height="true" fo:min-height="1.886cm"/>
    </style:style>
    <style:style style:name="pr12" style:family="presentation" style:parent-style-name="Inspiration-subtitle" style:list-style-name="L4">
      <style:graphic-properties draw:fill-color="#ffffff" draw:auto-grow-height="true" fo:min-height="1.886cm"/>
    </style:style>
    <style:style style:name="pr13" style:family="presentation" style:parent-style-name="Inspiration-subtitle" style:list-style-name="L4">
      <style:graphic-properties draw:fill-color="#ffffff" draw:auto-grow-height="true" fo:min-height="1.886cm"/>
    </style:style>
    <style:style style:name="pr14" style:family="presentation" style:parent-style-name="Inspiration-subtitle" style:list-style-name="L4">
      <style:graphic-properties draw:fill-color="#ffffff" draw:auto-grow-height="true" fo:min-height="1.886cm"/>
    </style:style>
    <style:style style:name="pr15" style:family="presentation" style:parent-style-name="Inspiration-subtitle" style:list-style-name="L4">
      <style:graphic-properties draw:fill-color="#ffffff" draw:auto-grow-height="true" fo:min-height="1.886cm"/>
    </style:style>
    <style:style style:name="pr16" style:family="presentation" style:parent-style-name="Inspiration-subtitle" style:list-style-name="L4">
      <style:graphic-properties draw:fill-color="#ffffff" draw:auto-grow-height="true" fo:min-height="1.886cm"/>
    </style:style>
    <style:style style:name="pr17" style:family="presentation" style:parent-style-name="Inspiration-subtitle" style:list-style-name="L4">
      <style:graphic-properties draw:fill-color="#ffffff" draw:auto-grow-height="true" fo:min-height="1.886cm"/>
    </style:style>
    <style:style style:name="pr18" style:family="presentation" style:parent-style-name="Inspiration-subtitle" style:list-style-name="L4">
      <style:graphic-properties draw:fill-color="#ffffff" draw:auto-grow-height="true" fo:min-height="1.886cm"/>
    </style:style>
    <style:style style:name="pr19" style:family="presentation" style:parent-style-name="Inspiration-subtitle" style:list-style-name="L4">
      <style:graphic-properties draw:fill-color="#ffffff" draw:auto-grow-height="true" fo:min-height="1.886cm"/>
    </style:style>
    <style:style style:name="pr20" style:family="presentation" style:parent-style-name="Inspiration-subtitle" style:list-style-name="L4">
      <style:graphic-properties draw:fill-color="#ffffff" draw:auto-grow-height="true" fo:min-height="1.886cm"/>
    </style:style>
    <style:style style:name="pr21" style:family="presentation" style:parent-style-name="Inspiration-subtitle" style:list-style-name="L4">
      <style:graphic-properties draw:fill-color="#ffffff" draw:auto-grow-height="true" fo:min-height="1.886cm"/>
    </style:style>
    <style:style style:name="pr22" style:family="presentation" style:parent-style-name="Inspiration-subtitle" style:list-style-name="L4">
      <style:graphic-properties draw:fill-color="#ffffff" draw:auto-grow-height="true" fo:min-height="1.886cm"/>
    </style:style>
    <style:style style:name="pr23" style:family="presentation" style:parent-style-name="Inspiration-subtitle" style:list-style-name="L4">
      <style:graphic-properties draw:fill-color="#ffffff" draw:auto-grow-height="true" fo:min-height="1.886cm"/>
    </style:style>
    <style:style style:name="pr24" style:family="presentation" style:parent-style-name="Inspiration-subtitle" style:list-style-name="L4">
      <style:graphic-properties draw:fill-color="#ffffff" draw:auto-grow-height="true" fo:min-height="1.886cm"/>
    </style:style>
    <style:style style:name="pr25" style:family="presentation" style:parent-style-name="Inspiration-subtitle" style:list-style-name="L4">
      <style:graphic-properties draw:fill-color="#ffffff" draw:auto-grow-height="true" fo:min-height="1.886cm"/>
    </style:style>
    <style:style style:name="pr26" style:family="presentation" style:parent-style-name="Inspiration-subtitle" style:list-style-name="L4">
      <style:graphic-properties draw:fill-color="#ffffff" draw:auto-grow-height="true" fo:min-height="1.886cm"/>
    </style:style>
    <style:style style:name="pr27" style:family="presentation" style:parent-style-name="Inspiration-subtitle" style:list-style-name="L4">
      <style:graphic-properties draw:fill-color="#ffffff" draw:auto-grow-height="true" fo:min-height="1.886cm"/>
    </style:style>
    <style:style style:name="pr28" style:family="presentation" style:parent-style-name="Inspiration-subtitle" style:list-style-name="L4">
      <style:graphic-properties draw:fill-color="#ffffff" draw:auto-grow-height="true" fo:min-height="1.886cm"/>
    </style:style>
    <style:style style:name="pr29" style:family="presentation" style:parent-style-name="Inspiration-subtitle" style:list-style-name="L4">
      <style:graphic-properties draw:fill-color="#ffffff" draw:auto-grow-height="true" fo:min-height="1.886cm"/>
    </style:style>
    <style:style style:name="pr30" style:family="presentation" style:parent-style-name="Inspiration-subtitle" style:list-style-name="L4">
      <style:graphic-properties draw:fill-color="#ffffff" draw:auto-grow-height="true" fo:min-height="1.886cm"/>
    </style:style>
    <style:style style:name="pr31" style:family="presentation" style:parent-style-name="Inspiration-subtitle" style:list-style-name="L4">
      <style:graphic-properties draw:fill-color="#ffffff" draw:auto-grow-height="true" fo:min-height="1.886cm"/>
    </style:style>
    <style:style style:name="pr32" style:family="presentation" style:parent-style-name="Inspiration-subtitle" style:list-style-name="L4">
      <style:graphic-properties draw:fill-color="#ffffff" draw:auto-grow-height="true" fo:min-height="1.886cm"/>
    </style:style>
    <style:style style:name="pr33" style:family="presentation" style:parent-style-name="Inspiration-subtitle" style:list-style-name="L4">
      <style:graphic-properties draw:fill-color="#ffffff" draw:auto-grow-height="true" fo:min-height="1.886cm"/>
    </style:style>
    <style:style style:name="pr34" style:family="presentation" style:parent-style-name="Inspiration-subtitle" style:list-style-name="L4">
      <style:graphic-properties draw:fill-color="#ffffff" draw:auto-grow-height="true" fo:min-height="1.886cm"/>
    </style:style>
    <style:style style:name="pr35" style:family="presentation" style:parent-style-name="Inspiration-subtitle" style:list-style-name="L4">
      <style:graphic-properties draw:fill-color="#ffffff" draw:auto-grow-height="true" fo:min-height="1.886cm"/>
    </style:style>
    <style:style style:name="pr36" style:family="presentation" style:parent-style-name="Inspiration-subtitle" style:list-style-name="L4">
      <style:graphic-properties draw:fill-color="#ffffff" draw:auto-grow-height="true" fo:min-height="1.886cm"/>
    </style:style>
    <style:style style:name="pr37" style:family="presentation" style:parent-style-name="Inspiration-subtitle" style:list-style-name="L4">
      <style:graphic-properties draw:fill-color="#ffffff" draw:auto-grow-height="true" fo:min-height="1.886cm"/>
    </style:style>
    <style:style style:name="pr38" style:family="presentation" style:parent-style-name="Inspiration-subtitle" style:list-style-name="L4">
      <style:graphic-properties draw:fill-color="#ffffff" draw:auto-grow-height="true" fo:min-height="1.886cm"/>
    </style:style>
    <style:style style:name="pr39" style:family="presentation" style:parent-style-name="Inspiration-subtitle" style:list-style-name="L4">
      <style:graphic-properties draw:fill-color="#ffffff" draw:auto-grow-height="true" fo:min-height="1.886cm"/>
    </style:style>
    <style:style style:name="pr40" style:family="presentation" style:parent-style-name="Inspiration-subtitle" style:list-style-name="L4">
      <style:graphic-properties draw:fill-color="#ffffff" draw:auto-grow-height="true" fo:min-height="1.886cm"/>
    </style:style>
    <style:style style:name="pr41" style:family="presentation" style:parent-style-name="Inspiration-subtitle" style:list-style-name="L4">
      <style:graphic-properties draw:fill-color="#ffffff" draw:auto-grow-height="true" fo:min-height="1.886cm"/>
    </style:style>
    <style:style style:name="pr42" style:family="presentation" style:parent-style-name="Inspiration-subtitle" style:list-style-name="L4">
      <style:graphic-properties draw:fill-color="#ffffff" draw:auto-grow-height="true" fo:min-height="1.886cm"/>
    </style:style>
    <style:style style:name="pr43" style:family="presentation" style:parent-style-name="Inspiration-subtitle" style:list-style-name="L4">
      <style:graphic-properties draw:fill-color="#ffffff" draw:auto-grow-height="true" fo:min-height="1.886cm"/>
    </style:style>
    <style:style style:name="pr44" style:family="presentation" style:parent-style-name="Inspiration-subtitle" style:list-style-name="L4">
      <style:graphic-properties draw:fill-color="#ffffff" draw:auto-grow-height="true" fo:min-height="1.886cm"/>
    </style:style>
    <style:style style:name="pr45" style:family="presentation" style:parent-style-name="Inspiration-subtitle" style:list-style-name="L4">
      <style:graphic-properties draw:fill-color="#ffffff" draw:auto-grow-height="true" fo:min-height="1.886cm"/>
    </style:style>
    <style:style style:name="pr46" style:family="presentation" style:parent-style-name="Inspiration-subtitle" style:list-style-name="L4">
      <style:graphic-properties draw:fill-color="#ffffff" draw:auto-grow-height="true" fo:min-height="1.886cm"/>
    </style:style>
    <style:style style:name="pr47" style:family="presentation" style:parent-style-name="Inspiration-subtitle" style:list-style-name="L4">
      <style:graphic-properties draw:fill-color="#ffffff" draw:auto-grow-height="true" fo:min-height="1.886cm"/>
    </style:style>
    <style:style style:name="pr48" style:family="presentation" style:parent-style-name="Inspiration-subtitle" style:list-style-name="L4">
      <style:graphic-properties draw:fill-color="#ffffff" draw:auto-grow-height="true" fo:min-height="1.886cm"/>
    </style:style>
    <style:style style:name="pr49" style:family="presentation" style:parent-style-name="Inspiration-subtitle" style:list-style-name="L4">
      <style:graphic-properties draw:fill-color="#ffffff" draw:auto-grow-height="true" fo:min-height="1.88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Purisa"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Purisa"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text-properties style:font-name="Purisa" fo:font-size="18pt" fo:font-weight="bold" style:font-size-asian="18pt" style:font-weight-asian="bold" style:font-size-complex="18pt" style:font-weight-complex="bold"/>
    </style:style>
    <style:style style:name="P7" style:family="paragraph">
      <style:text-properties style:font-name="Purisa"/>
    </style:style>
    <style:style style:name="P8" style:family="paragraph">
      <loext:graphic-properties draw:fill-color="#ffffff"/>
      <style:text-properties fo:font-size="25.2000007629395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text-autospace="none"/>
    </style:style>
    <style:style style:name="P12" style:family="paragraph">
      <style:paragraph-properties style:text-autospace="none"/>
      <style:text-properties fo:font-size="13pt" style:font-size-asian="13pt" style:font-size-complex="13pt"/>
    </style:style>
    <style:style style:name="P13" style:family="paragraph">
      <loext:graphic-properties draw:fill="none"/>
      <style:paragraph-properties style:text-autospace="none"/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32pt"/>
    </style:style>
    <style:style style:name="P15" style:family="paragraph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line-through-type="none" style:text-position="0% 58%" style:font-name="Purisa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text-position="0% 58%" style:font-name="Purisa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style:font-name="Purisa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Purisa"/>
    </style:style>
    <style:style style:name="T5" style:family="text">
      <style:text-properties fo:color="#808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1" style:family="text">
      <style:text-properties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3" style:family="text">
      <style:text-properties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8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line-through-type="none" style:font-name="DejaVu Sans Mono1" fo:font-size="15pt" fo:text-shadow="none" style:text-underline-style="none" fo:font-weight="bold" style:letter-kerning="true" style:font-name-asian="DejaVu Sans Mono1" style:font-size-asian="15pt" style:font-weight-asian="bold" style:font-name-complex="DejaVu Sans Mono1" style:font-size-complex="15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DejaVu Sans Mono1" fo:font-size="15pt" fo:text-shadow="none" style:text-underline-style="none" style:letter-kerning="true" style:font-name-asian="DejaVu Sans Mono1" style:font-size-asian="15pt" style:font-name-complex="DejaVu Sans Mono1" style:font-size-complex="15pt" style:text-emphasize="none" style:font-relief="none" style:text-overline-style="none" style:text-overline-color="font-color"/>
    </style:style>
    <style:style style:name="T18" style:family="text">
      <style:text-properties fo:color="#008000" style:text-outline="false" style:text-line-through-style="none" style:text-line-through-type="none" style:font-name="DejaVu Sans Mono1" fo:font-size="15pt" fo:text-shadow="none" style:text-underline-style="none" fo:font-weight="bold" style:letter-kerning="true" style:font-name-asian="DejaVu Sans Mono1" style:font-size-asian="15pt" style:font-weight-asian="bold" style:font-name-complex="DejaVu Sans Mono1" style:font-size-complex="15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style:text-line-through-type="none" style:font-name="DejaVu Sans Mono1" fo:font-size="15pt" fo:font-style="italic" fo:text-shadow="none" style:text-underline-style="none" style:letter-kerning="true" style:font-name-asian="DejaVu Sans Mono1" style:font-size-asian="15pt" style:font-style-asian="italic" style:font-name-complex="DejaVu Sans Mono1" style:font-size-complex="15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8000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DejaVu Sans Mono1" style:font-size-asian="15pt" style:font-style-asian="normal" style:font-weight-asian="bold" style:font-name-complex="DejaVu Sa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660e7a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DejaVu Sans Mono1" style:font-size-asian="15pt" style:font-style-asian="normal" style:font-weight-asian="bold" style:font-name-complex="DejaVu Sa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DejaVu Sans Mono1" fo:font-size="15pt" fo:font-style="normal" fo:text-shadow="none" style:text-underline-style="none" style:letter-kerning="true" style:font-name-asian="DejaVu Sans Mono1" style:font-size-asian="15pt" style:font-style-asian="normal" style:font-name-complex="DejaVu Sans Mono1" style:font-size-complex="15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DejaVu Sans Mono1" style:font-size-asian="15pt" style:font-style-asian="normal" style:font-weight-asian="bold" style:font-name-complex="DejaVu Sa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DejaVu Sans Mono1" style:font-size-asian="15pt" style:font-style-asian="normal" style:font-weight-asian="normal" style:font-name-complex="DejaVu Sa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DejaVu Sans Mono1" style:font-size-asian="13pt" style:font-style-asian="normal" style:font-weight-asian="bold" style:font-name-complex="DejaVu Sans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DejaVu Sans Mono1" fo:font-size="13pt" fo:font-style="normal" fo:text-shadow="none" style:text-underline-style="none" style:letter-kerning="true" style:font-name-asian="DejaVu Sans Mono1" style:font-size-asian="13pt" style:font-style-asian="normal" style:font-name-complex="DejaVu Sans Mono1" style:font-size-complex="13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DejaVu Sans Mono1" style:font-size-asian="13pt" style:font-style-asian="normal" style:font-weight-asian="bold" style:font-name-complex="DejaVu Sans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660e7a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DejaVu Sans Mono1" style:font-size-asian="13pt" style:font-style-asian="normal" style:font-weight-asian="bold" style:font-name-complex="DejaVu Sans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DejaVu Sans Mono1" style:font-size-asian="13pt" style:font-style-asian="normal" style:font-weight-asian="normal" style:font-name-complex="DejaVu Sa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Spring Framework</text:span><text:span text:style-name="T1"><text:line-break/></text:span><text:span text:style-name="T1">bazy danych</text:span></text:p>
          </draw:text-box>
        </draw:frame>
        <draw:frame presentation:style-name="pr2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3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Co musisz umieć?</text:span></text:p>
          </draw:text-box>
        </draw:frame>
        <draw:frame presentation:style-name="pr6" draw:text-style-name="P7" draw:layer="layout" svg:width="22.86cm" svg:height="8.286cm" svg:x="1.27cm" svg:y="3.401cm" presentation:class="outline" presentation:user-transformed="true">
          <draw:text-box>
            <text:list text:style-name="L2">
              <text:list-item>
                <text:p><text:span text:style-name="T4">Relacyjne bazy danych (MySQL, MySQL Workbench)</text:span></text:p>
              </text:list-item>
              <text:list-item>
                <text:p><text:span text:style-name="T4">IntelliJ IDEA / Eclipse</text:span></text:p>
              </text:list-item>
              <text:list-item>
                <text:p><text:span text:style-name="T4">Spring Beans, Spring AOP</text:span></text:p>
              </text:list-item>
              <text:list-item>
                <text:p><text:span text:style-name="T4">JDBC / JPA</text:span></text:p>
              </text:list-item>
            </text:list>
          </draw:text-box>
        </draw:frame>
        <draw:frame presentation:style-name="pr7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8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2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Przygotowanie</text:span></text:p>
          </draw:text-box>
        </draw:frame>
        <draw:frame presentation:style-name="pr6" draw:text-style-name="P7" draw:layer="layout" svg:width="22.86cm" svg:height="8.286cm" svg:x="1.27cm" svg:y="3.401cm" presentation:class="outline" presentation:user-transformed="true">
          <draw:text-box>
            <text:list text:style-name="L2">
              <text:list-item>
                <text:p><text:span text:style-name="T4">IntelliJ IDEA</text:span></text:p>
              </text:list-item>
              <text:list-item>
                <text:p><text:span text:style-name="T4">MySQL</text:span></text:p>
              </text:list-item>
              <text:list-item>
                <text:p><text:span text:style-name="T4">MySQL Workbench</text:span></text:p>
              </text:list-item>
              <text:list-item>
                <text:p><text:span text:style-name="T4">Przykładowe dane (www.mysqltutorial.org)</text:span></text:p>
              </text:list-item>
            </text:list>
          </draw:text-box>
        </draw:frame>
        <draw:frame presentation:style-name="pr10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11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3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</text:span><text:span text:style-name="T1"><text:line-break/></text:span><text:span text:style-name="T1">Java DataBase Connectivity</text:span></text:p>
          </draw:text-box>
        </draw:frame>
        <draw:frame presentation:style-name="pr12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13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4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/text:p>
          </draw:text-box>
        </draw:frame>
        <draw:frame presentation:style-name="pr14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15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5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</text:span></text:p>
          </draw:text-box>
        </draw:frame>
        <draw:frame presentation:style-name="pr16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17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2" draw:text-style-name="P10" draw:layer="layout" svg:width="18.26cm" svg:height="7.4cm" svg:x="1cm" svg:y="2.8cm">
          <draw:text-box>
            <text:p text:style-name="P9"><text:span text:style-name="T5">@Bean</text:span><text:span text:style-name="T5"><text:line-break/></text:span><text:span text:style-name="T6">public </text:span><text:span text:style-name="T7">DataSource dataSource() {</text:span><text:span text:style-name="T7"><text:line-break/></text:span><text:span text:style-name="T7"> <text:s text:c="3"/>MysqlDataSource dataSource = </text:span><text:span text:style-name="T6">new </text:span><text:span text:style-name="T7">MysqlDataSource();</text:span><text:span text:style-name="T7"><text:line-break/></text:span><text:span text:style-name="T7"> <text:s text:c="3"/>dataSource.setDatabaseName(</text:span><text:span text:style-name="T8">"classicmodels"</text:span><text:span text:style-name="T7">);</text:span><text:span text:style-name="T7"><text:line-break/></text:span><text:span text:style-name="T7"> <text:s text:c="3"/>dataSource.setServerName(</text:span><text:span text:style-name="T8">"192.168.8.116"</text:span><text:span text:style-name="T7">);</text:span><text:span text:style-name="T7"><text:line-break/></text:span><text:span text:style-name="T7"> <text:s text:c="3"/>dataSource.setUser(</text:span><text:span text:style-name="T8">"root"</text:span><text:span text:style-name="T7">);</text:span><text:span text:style-name="T7"><text:line-break/></text:span><text:span text:style-name="T7"> <text:s text:c="3"/>dataSource.setPassword(</text:span><text:span text:style-name="T8">"root"</text:span><text:span text:style-name="T7">);</text:span><text:span text:style-name="T7"><text:line-break/></text:span><text:span text:style-name="T7"> <text:s text:c="3"/></text:span><text:span text:style-name="T6">return </text:span><text:span text:style-name="T9">dataSource;</text:span><text:span text:style-name="T9"><text:line-break/></text:span><text:span text:style-name="T9">}</text:span></text:p>
          </draw:text-box>
        </draw:frame>
        <draw:frame draw:style-name="gr3" draw:text-style-name="P10" draw:layer="layout" svg:width="24.316cm" svg:height="9.582cm" svg:x="0.984cm" svg:y="7.4cm">
          <draw:text-box>
            <text:p text:style-name="P9"><text:span text:style-name="T10">@Repository</text:span><text:span text:style-name="T10"><text:line-break/></text:span><text:span text:style-name="T11">public class </text:span><text:span text:style-name="T12">ProductsRepository {</text:span><text:span text:style-name="T12"><text:line-break/></text:span><text:span text:style-name="T12"> <text:s text:c="3"/></text:span><text:span text:style-name="T11">private </text:span><text:span text:style-name="T12">JdbcTemplate </text:span><text:span text:style-name="T13">jdbcTemplate</text:span><text:span text:style-name="T12">;</text:span><text:span text:style-name="T12"><text:line-break/></text:span><text:span text:style-name="T12"> <text:s text:c="3"/></text:span><text:span text:style-name="T10">@Autowired</text:span><text:span text:style-name="T10"><text:line-break/></text:span><text:span text:style-name="T10"> <text:s text:c="3"/></text:span><text:span text:style-name="T11">public void </text:span><text:span text:style-name="T12">setDataSource(DataSource dataSource) {</text:span><text:span text:style-name="T12"><text:line-break/></text:span><text:span text:style-name="T12"> <text:s text:c="7"/></text:span><text:span text:style-name="T13">jdbcTemplate </text:span><text:span text:style-name="T12">= </text:span><text:span text:style-name="T11">new </text:span><text:span text:style-name="T12">JdbcTemplate(dataSource);</text:span><text:span text:style-name="T12"><text:line-break/></text:span><text:span text:style-name="T12"> <text:s text:c="3"/>}</text:span><text:span text:style-name="T12"><text:line-break/></text:span><text:span text:style-name="T12"> <text:s text:c="3"/></text:span><text:span text:style-name="T11">public int </text:span><text:span text:style-name="T12">getNumberOfProducts() {</text:span><text:span text:style-name="T12"><text:line-break/></text:span><text:span text:style-name="T12"> <text:s text:c="7"/></text:span><text:span text:style-name="T11">return </text:span><text:span text:style-name="T13">jdbcTemplate</text:span><text:span text:style-name="T12">.queryForObject(</text:span><text:span text:style-name="T14">"select </text:span><text:span text:style-name="T15">count</text:span><text:span text:style-name="T8">(*) from products"</text:span><text:span text:style-name="T7">, Integer.</text:span><text:span text:style-name="T6">class</text:span><text:span text:style-name="T9">);</text:span><text:span text:style-name="T9"><text:line-break/></text:span><text:span text:style-name="T9"> <text:s text:c="3"/>}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1.566cm" svg:height="8.176cm" svg:x="3.741cm" svg:y="2.138cm" draw:page-number="6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przekazywanie parametrów</text:span></text:p>
          </draw:text-box>
        </draw:frame>
        <draw:frame presentation:style-name="pr18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19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7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przekazywanie parametrów</text:span></text:p>
          </draw:text-box>
        </draw:frame>
        <draw:frame presentation:style-name="pr20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21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4" draw:text-style-name="P11" draw:layer="layout" svg:width="23.046cm" svg:height="2.74cm" svg:x="1cm" svg:y="4.8cm">
          <draw:text-box>
            <text:p text:style-name="P9"><text:span text:style-name="T16">public int </text:span><text:span text:style-name="T17">getNumberOfProductsWithPriceGreaterThan(</text:span><text:span text:style-name="T16">double </text:span><text:span text:style-name="T17">priceLimit) {</text:span><text:span text:style-name="T17"><text:line-break/></text:span><text:span text:style-name="T17"> <text:s text:c="3"/>String sql = </text:span><text:span text:style-name="T18">"select </text:span><text:span text:style-name="T19">count</text:span><text:span text:style-name="T20">(*) from products where </text:span><text:span text:style-name="T21">buyPrice</text:span><text:span text:style-name="T20"> &gt; ?"</text:span><text:span text:style-name="T22">;</text:span><text:span text:style-name="T22"><text:line-break/></text:span><text:span text:style-name="T22"> <text:s text:c="3"/></text:span><text:span text:style-name="T23">return </text:span><text:span text:style-name="T21">jdbcTemplate</text:span><text:span text:style-name="T22">.queryForObject(sql, Integer.</text:span><text:span text:style-name="T23">class</text:span><text:span text:style-name="T24">, priceLimit);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8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zwracanie mapy jako rezultatu</text:span></text:p>
          </draw:text-box>
        </draw:frame>
        <draw:frame presentation:style-name="pr22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23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9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zwracanie mapy jako rezultatu</text:span></text:p>
          </draw:text-box>
        </draw:frame>
        <draw:frame presentation:style-name="pr24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25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5" draw:text-style-name="P11" draw:layer="layout" svg:width="23.363cm" svg:height="3.362cm" svg:x="1cm" svg:y="8.038cm">
          <draw:text-box>
            <text:p text:style-name="P9"><text:span text:style-name="T23">public </text:span><text:span text:style-name="T22">Map&lt;String, Object&gt; getProductByProductCode(String productCode) {</text:span><text:span text:style-name="T22"><text:line-break/></text:span><text:span text:style-name="T22"> <text:s text:c="3"/>String sql = </text:span><text:span text:style-name="T20">"SELECT </text:span><text:span text:style-name="T21">productCode</text:span><text:span text:style-name="T20">, </text:span><text:span text:style-name="T21">productName</text:span><text:span text:style-name="T20">, </text:span><text:span text:style-name="T21">buyPrice</text:span><text:span text:style-name="T20"> " </text:span><text:span text:style-name="T22">+</text:span><text:span text:style-name="T22"><text:line-break/></text:span><text:span text:style-name="T22"> <text:s text:c="11"/></text:span><text:span text:style-name="T20">"FROM products WHERE </text:span><text:span text:style-name="T21">productCode</text:span><text:span text:style-name="T20"> = ?"</text:span><text:span text:style-name="T22">;</text:span><text:span text:style-name="T22"><text:line-break/></text:span><text:span text:style-name="T22"> <text:s text:c="3"/></text:span><text:span text:style-name="T23">return </text:span><text:span text:style-name="T21">jdbcTemplate</text:span><text:span text:style-name="T24">.queryForMap(sql, productCode);</text:span><text:span text:style-name="T24"><text:line-break/></text:span><text:span text:style-name="T24">}</text:span></text:p>
          </draw:text-box>
        </draw:frame>
        <draw:frame draw:style-name="gr4" draw:text-style-name="P11" draw:layer="layout" svg:width="23.046cm" svg:height="2.74cm" svg:x="1.154cm" svg:y="4.2cm">
          <draw:text-box>
            <text:p text:style-name="P9"><text:span text:style-name="T16">public int </text:span><text:span text:style-name="T17">getNumberOfProductsWithPriceGreaterThan(</text:span><text:span text:style-name="T16">double </text:span><text:span text:style-name="T17">priceLimit) {</text:span><text:span text:style-name="T17"><text:line-break/></text:span><text:span text:style-name="T17"> <text:s text:c="3"/>String sql = </text:span><text:span text:style-name="T18">"SELECT </text:span><text:span text:style-name="T19">count</text:span><text:span text:style-name="T20">(*) FROM products WHERE </text:span><text:span text:style-name="T21">buyPrice</text:span><text:span text:style-name="T20"> &gt; ?"</text:span><text:span text:style-name="T22">;</text:span><text:span text:style-name="T22"><text:line-break/></text:span><text:span text:style-name="T22"> <text:s text:c="3"/></text:span><text:span text:style-name="T23">return </text:span><text:span text:style-name="T21">jdbcTemplate</text:span><text:span text:style-name="T22">.queryForObject(sql, Integer.</text:span><text:span text:style-name="T23">class</text:span><text:span text:style-name="T24">, priceLimit);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10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zwracanie listy map</text:span></text:p>
          </draw:text-box>
        </draw:frame>
        <draw:frame presentation:style-name="pr26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27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1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zwracanie listy map</text:span></text:p>
          </draw:text-box>
        </draw:frame>
        <draw:frame presentation:style-name="pr28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29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5" draw:text-style-name="P10" draw:layer="layout" svg:width="23.045cm" svg:height="3.362cm" svg:x="1.155cm" svg:y="5.2cm">
          <draw:text-box>
            <text:p text:style-name="P9"><text:span text:style-name="T6">public </text:span><text:span text:style-name="T7">List&lt;Map&lt;String, Object&gt;&gt; getProductsWithPriceGreaterThan(</text:span><text:span text:style-name="T6">double </text:span><text:span text:style-name="T7">priceLimit) {</text:span><text:span text:style-name="T7"><text:line-break/></text:span><text:span text:style-name="T7"> <text:s text:c="3"/>String sql = </text:span><text:span text:style-name="T8">"SELECT * from products WHERE </text:span><text:span text:style-name="T25">buyPrice</text:span><text:span text:style-name="T8"> &gt; ?"</text:span><text:span text:style-name="T7">;</text:span><text:span text:style-name="T7"><text:line-break/></text:span><text:span text:style-name="T7"> <text:s text:c="3"/></text:span><text:span text:style-name="T6">return </text:span><text:span text:style-name="T25">jdbcTemplate</text:span><text:span text:style-name="T9">.queryForList(sql, priceLimit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12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zwracanie listy obiektów</text:span></text:p>
          </draw:text-box>
        </draw:frame>
        <draw:frame presentation:style-name="pr30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31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3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zwracanie listy obiektów</text:span></text:p>
          </draw:text-box>
        </draw:frame>
        <draw:frame presentation:style-name="pr32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33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4" draw:text-style-name="P11" draw:layer="layout" svg:width="18.283cm" svg:height="2.74cm" svg:x="1.4cm" svg:y="5.2cm">
          <draw:text-box>
            <text:p text:style-name="P9"><text:span text:style-name="T23">public </text:span><text:span text:style-name="T22">List&lt;Double&gt; getProductPrices() {</text:span><text:span text:style-name="T22"><text:line-break/></text:span><text:span text:style-name="T22"> <text:s text:c="3"/>String sql = </text:span><text:span text:style-name="T20">"SELECT </text:span><text:span text:style-name="T21">buyPrice</text:span><text:span text:style-name="T20"> FROM products"</text:span><text:span text:style-name="T22">;</text:span><text:span text:style-name="T22"><text:line-break/></text:span><text:span text:style-name="T22"> <text:s text:c="3"/></text:span><text:span text:style-name="T23">return </text:span><text:span text:style-name="T21">jdbcTemplate</text:span><text:span text:style-name="T22">.queryForList(sql, Double.</text:span><text:span text:style-name="T23">class</text:span><text:span text:style-name="T24">);</text:span><text:span text:style-name="T24"><text:line-break/></text:span><text:span text:style-name="T24">}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14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mapowanie do obiektów</text:span></text:p>
          </draw:text-box>
        </draw:frame>
        <draw:frame presentation:style-name="pr34" draw:text-style-name="P4" draw:layer="layout" svg:width="5.66cm" svg:height="1.886cm" svg:x="17.74cm" svg:y="11cm" presentation:class="subtitle" presentation:user-transformed="true">
          <draw:text-box>
            <text:p text:style-name="P3"><text:span text:style-name="T2">Artur Owczarek</text:span></text:p>
          </draw:text-box>
        </draw:frame>
        <draw:frame presentation:style-name="pr35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presentation:notes draw:style-name="dp2">
          <draw:page-thumbnail draw:name="Shape 26" draw:style-name="gr1" draw:layer="layout" svg:width="16.933cm" svg:height="9.524cm" svg:x="1.059cm" svg:y="1.905cm" draw:page-number="15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mapowanie do obiektów</text:span></text:p>
          </draw:text-box>
        </draw:frame>
        <draw:frame presentation:style-name="pr36" draw:text-style-name="P4" draw:layer="layout" svg:width="5.66cm" svg:height="1.886cm" svg:x="17.74cm" svg:y="11cm">
          <draw:text-box>
            <text:p text:style-name="P3"><text:span text:style-name="T2">Artur Owczarek</text:span></text:p>
          </draw:text-box>
        </draw:frame>
        <draw:frame presentation:style-name="pr37" draw:text-style-name="P4" draw:layer="layout" svg:width="6.46cm" svg:height="1.886cm" svg:x="17.54cm" svg:y="11.914cm">
          <draw:text-box>
            <text:p text:style-name="P3"><text:span text:style-name="T2">www.owczarek.info</text:span></text:p>
          </draw:text-box>
        </draw:frame>
        <draw:frame draw:style-name="gr6" draw:text-style-name="P13" draw:layer="layout" svg:width="24.633cm" svg:height="8.338cm" svg:x="0.967cm" svg:y="4.262cm">
          <draw:text-box>
            <text:p text:style-name="P12"><text:span text:style-name="T26">public </text:span><text:span text:style-name="T27">Office getOfficeByOfficeCode(String officeCode) {</text:span><text:span text:style-name="T27"><text:line-break/></text:span><text:span text:style-name="T27"> <text:s text:c="3"/>RowMapper&lt;Office&gt; rowMapper = </text:span><text:span text:style-name="T26">new </text:span><text:span text:style-name="T27">RowMapper&lt;Office&gt;() {</text:span><text:span text:style-name="T27"><text:line-break/></text:span><text:span text:style-name="T27"> <text:s text:c="7"/></text:span><text:span text:style-name="T26">public </text:span><text:span text:style-name="T27">Office mapRow(ResultSet rs, </text:span><text:span text:style-name="T26">int </text:span><text:span text:style-name="T27">rowNum) </text:span><text:span text:style-name="T26">throws </text:span><text:span text:style-name="T27">SQLException {</text:span><text:span text:style-name="T27"><text:line-break/></text:span><text:span text:style-name="T27"> <text:s text:c="11"/>Office office = </text:span><text:span text:style-name="T26">new </text:span><text:span text:style-name="T27">Office();</text:span><text:span text:style-name="T27"><text:line-break/></text:span><text:span text:style-name="T27"> <text:s text:c="11"/>office.setOfficeCode(rs.getString(</text:span><text:span text:style-name="T28">"officeCode"</text:span><text:span text:style-name="T27">));</text:span><text:span text:style-name="T27"><text:line-break/></text:span><text:span text:style-name="T27"> <text:s text:c="11"/>...</text:span><text:span text:style-name="T27"><text:line-break/></text:span><text:span text:style-name="T27"> <text:s text:c="11"/>office.setTerritory(rs.getString(</text:span><text:span text:style-name="T28">"territory"</text:span><text:span text:style-name="T27">));</text:span><text:span text:style-name="T27"><text:line-break/></text:span><text:span text:style-name="T27"> <text:s text:c="11"/></text:span><text:span text:style-name="T26">return </text:span><text:span text:style-name="T27">office;</text:span><text:span text:style-name="T27"><text:line-break/></text:span><text:span text:style-name="T27"> <text:s text:c="7"/>}</text:span><text:span text:style-name="T27"><text:line-break/></text:span><text:span text:style-name="T27"> <text:s text:c="3"/>};</text:span><text:span text:style-name="T27"><text:line-break/></text:span><text:span text:style-name="T27"> <text:s text:c="3"/>String sql = </text:span><text:span text:style-name="T28">"SELECT * FROM offices WHERE </text:span><text:span text:style-name="T29">officeCode</text:span><text:span text:style-name="T28"> = ?"</text:span><text:span text:style-name="T27">;</text:span><text:span text:style-name="T27"><text:line-break/></text:span><text:span text:style-name="T27"> <text:s text:c="3"/></text:span><text:span text:style-name="T26">return </text:span><text:span text:style-name="T29">jdbcTemplate</text:span><text:span text:style-name="T30">.queryForObject(sql, rowMapper, officeCode);</text:span><text:span text:style-name="T30"><text:line-break/></text:span><text:span text:style-name="T30">}</text:span></text:p>
          </draw:text-box>
        </draw:frame>
        <presentation:notes draw:style-name="dp2">
          <draw:page-thumbnail draw:style-name="gr1" draw:layer="layout" svg:width="11.566cm" svg:height="8.176cm" svg:x="3.741cm" svg:y="2.138cm" draw:page-number="16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JdbcTemplate</text:span><text:span text:style-name="T1"><text:line-break/></text:span><text:span text:style-name="T1">mapowanie do list obiektów</text:span></text:p>
          </draw:text-box>
        </draw:frame>
        <draw:frame presentation:style-name="pr38" draw:text-style-name="P4" draw:layer="layout" svg:width="5.66cm" svg:height="1.886cm" svg:x="17.74cm" svg:y="11cm" presentation:class="subtitle" presentation:user-transformed="true">
          <draw:text-box>
            <text:p text:style-name="P14"><text:span text:style-name="T2">Artur Owczarek</text:span></text:p>
          </draw:text-box>
        </draw:frame>
        <draw:frame presentation:style-name="pr39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presentation:notes draw:style-name="dp2">
          <office:forms form:automatic-focus="false" form:apply-design-mode="false"/>
          <draw:page-thumbnail draw:name="Shape 26" draw:style-name="gr1" draw:layer="layout" svg:width="16.933cm" svg:height="9.524cm" svg:x="1.059cm" svg:y="1.905cm" draw:page-number="17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JdbcTemplate – mapowanie do list obiektów</text:span></text:p>
          </draw:text-box>
        </draw:frame>
        <draw:frame presentation:style-name="pr40" draw:text-style-name="P4" draw:layer="layout" svg:width="5.66cm" svg:height="1.886cm" svg:x="17.74cm" svg:y="11cm">
          <draw:text-box>
            <text:p text:style-name="P14"><text:span text:style-name="T2">Artur Owczarek</text:span></text:p>
          </draw:text-box>
        </draw:frame>
        <draw:frame presentation:style-name="pr41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draw:frame draw:style-name="gr7" draw:text-style-name="P13" draw:layer="layout" svg:width="25.586cm" svg:height="5.85cm" svg:x="0.8cm" svg:y="4.55cm">
          <draw:text-box>
            <text:p text:style-name="P12"><text:span text:style-name="T26">public </text:span><text:span text:style-name="T27">Office getOfficeByOfficeCode(String officeCode) {</text:span><text:span text:style-name="T27"><text:line-break/></text:span><text:span text:style-name="T27"> <text:s text:c="3"/>String sql = </text:span><text:span text:style-name="T28">"SELECT * FROM offices WHERE </text:span><text:span text:style-name="T29">officeCode</text:span><text:span text:style-name="T28"> = ?"</text:span><text:span text:style-name="T27">;</text:span><text:span text:style-name="T27"><text:line-break/></text:span><text:span text:style-name="T27"> <text:s text:c="3"/></text:span><text:span text:style-name="T26">return </text:span><text:span text:style-name="T29">jdbcTemplate</text:span><text:span text:style-name="T27">.queryForObject(sql, </text:span><text:span text:style-name="T26">new </text:span><text:span text:style-name="T27">OfficeRowMapper(), officeCode);</text:span><text:span text:style-name="T27"><text:line-break/></text:span><text:span text:style-name="T27">}</text:span><text:span text:style-name="T27"><text:line-break/></text:span><text:span text:style-name="T27"><text:line-break/></text:span><text:span text:style-name="T26">public </text:span><text:span text:style-name="T27">List&lt;Office&gt; getAllOffices() {</text:span><text:span text:style-name="T27"><text:line-break/></text:span><text:span text:style-name="T27"> <text:s text:c="3"/>String sql = </text:span><text:span text:style-name="T28">"SELECT * FROM offices"</text:span><text:span text:style-name="T27">;</text:span><text:span text:style-name="T27"><text:line-break/></text:span><text:span text:style-name="T27"> <text:s text:c="3"/></text:span><text:span text:style-name="T26">return </text:span><text:span text:style-name="T29">jdbcTemplate</text:span><text:span text:style-name="T27">.query(sql, </text:span><text:span text:style-name="T26">new </text:span><text:span text:style-name="T30">OfficeRowMapper());</text:span><text:span text:style-name="T30"><text:line-break/></text:span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1.566cm" svg:height="8.176cm" svg:x="3.741cm" svg:y="2.138cm" draw:page-number="18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NamedParametersJdbcTemplate</text:span><text:span text:style-name="T1"><text:line-break/></text:span><text:span text:style-name="T1">przekazywanie parametrów nazwanych</text:span></text:p>
          </draw:text-box>
        </draw:frame>
        <draw:frame presentation:style-name="pr42" draw:text-style-name="P4" draw:layer="layout" svg:width="5.66cm" svg:height="1.886cm" svg:x="17.74cm" svg:y="11cm" presentation:class="subtitle" presentation:user-transformed="true">
          <draw:text-box>
            <text:p text:style-name="P14"><text:span text:style-name="T2">Artur Owczarek</text:span></text:p>
          </draw:text-box>
        </draw:frame>
        <draw:frame presentation:style-name="pr43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presentation:notes draw:style-name="dp2">
          <office:forms form:automatic-focus="false" form:apply-design-mode="false"/>
          <draw:page-thumbnail draw:name="Shape 26" draw:style-name="gr1" draw:layer="layout" svg:width="16.933cm" svg:height="9.524cm" svg:x="1.059cm" svg:y="1.905cm" draw:page-number="19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Przekazywanie parametrów nazwanych</text:span></text:p>
          </draw:text-box>
        </draw:frame>
        <draw:frame presentation:style-name="pr44" draw:text-style-name="P4" draw:layer="layout" svg:width="5.66cm" svg:height="1.886cm" svg:x="17.74cm" svg:y="11cm">
          <draw:text-box>
            <text:p text:style-name="P14"><text:span text:style-name="T2">Artur Owczarek</text:span></text:p>
          </draw:text-box>
        </draw:frame>
        <draw:frame presentation:style-name="pr45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draw:frame draw:style-name="gr8" draw:text-style-name="P10" draw:layer="layout" svg:width="24.316cm" svg:height="12.692cm" svg:x="0.684cm" svg:y="3cm">
          <draw:text-box>
            <text:p text:style-name="P15"><text:span text:style-name="T11">public </text:span><text:span text:style-name="T12">List&lt;Map&lt;String, Object&gt;&gt; getProductsWithPriceRange(</text:span><text:span text:style-name="T11">double </text:span><text:span text:style-name="T12">minPrice, </text:span><text:span text:style-name="T11">double </text:span><text:span text:style-name="T12">maxPrice) {</text:span><text:span text:style-name="T12"><text:line-break/></text:span><text:span text:style-name="T12"> <text:s text:c="3"/>String sql = </text:span><text:span text:style-name="T14">"SELECT * FROM products WHERE </text:span><text:span text:style-name="T13">buyPrice</text:span><text:span text:style-name="T14"> &gt;= :minPrice AND </text:span><text:span text:style-name="T13">buyPrice</text:span><text:span text:style-name="T14"> &lt;= :maxPrice"</text:span><text:span text:style-name="T12">;</text:span><text:span text:style-name="T12"><text:line-break/></text:span><text:span text:style-name="T12"><text:line-break/></text:span><text:span text:style-name="T12"> <text:s text:c="3"/></text:span><text:span text:style-name="T31">// Passing simple map</text:span><text:span text:style-name="T31"><text:line-break/></text:span><text:span text:style-name="T31"> <text:s text:c="3"/></text:span><text:span text:style-name="T12">Map&lt;String, Object&gt; params = </text:span><text:span text:style-name="T11">new </text:span><text:span text:style-name="T12">HashMap&lt;&gt;();</text:span><text:span text:style-name="T12"><text:line-break/></text:span><text:span text:style-name="T12"> <text:s text:c="3"/>params.put(</text:span><text:span text:style-name="T14">"minPrice"</text:span><text:span text:style-name="T12">, minPrice);</text:span><text:span text:style-name="T12"><text:line-break/></text:span><text:span text:style-name="T12"> <text:s text:c="3"/>params.put(</text:span><text:span text:style-name="T14">"maxPrice"</text:span><text:span text:style-name="T12">, maxPrice);</text:span><text:span text:style-name="T12"><text:line-break/></text:span><text:span text:style-name="T12"><text:line-break/></text:span><text:span text:style-name="T12"> <text:s text:c="3"/>Map&lt;String, Double&gt; minPrice1 = Collections.</text:span><text:span text:style-name="T32">singletonMap</text:span><text:span text:style-name="T12">(</text:span><text:span text:style-name="T14">"minPrice"</text:span><text:span text:style-name="T12">, minPrice);</text:span><text:span text:style-name="T12"><text:line-break/></text:span><text:span text:style-name="T12"> <text:s text:c="3"/></text:span><text:span text:style-name="T31">//return namedParameterJdbcTemplate.queryForList(sql, params);</text:span><text:span text:style-name="T31"><text:line-break/></text:span><text:span text:style-name="T31"><text:line-break/></text:span><text:span text:style-name="T31"> <text:s text:c="3"/>// Using SqlParameterSource</text:span><text:span text:style-name="T31"><text:line-break/></text:span><text:span text:style-name="T31"> <text:s text:c="3"/></text:span><text:span text:style-name="T7">SqlParameterSource parameters = </text:span><text:span text:style-name="T6">new </text:span><text:span text:style-name="T7">MapSqlParameterSource(</text:span><text:span text:style-name="T8">"minPrice"</text:span><text:span text:style-name="T7">, minPrice).addValue(</text:span><text:span text:style-name="T8">"maxPrice"</text:span><text:span text:style-name="T7">, maxPrice);</text:span><text:span text:style-name="T7"><text:line-break/></text:span><text:span text:style-name="T7"> <text:s text:c="3"/>SqlParameterSource parameters = </text:span><text:span text:style-name="T6">new </text:span><text:span text:style-name="T7">MapSqlParameterSource(params);</text:span><text:span text:style-name="T7"><text:line-break/></text:span><text:span text:style-name="T7"> <text:s text:c="3"/></text:span><text:span text:style-name="T6">return </text:span><text:span text:style-name="T25">namedParameterJdbcTemplate</text:span><text:span text:style-name="T9">.queryForList(sql, parameters)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1.566cm" svg:height="8.176cm" svg:x="3.741cm" svg:y="2.138cm" draw:page-number="20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name="Shape 23" presentation:style-name="pr1" draw:text-style-name="P2" draw:layer="layout" svg:width="23.343cm" svg:height="1.361cm" svg:x="1.057cm" svg:y="8.139cm" presentation:class="title" presentation:user-transformed="true">
          <draw:text-box>
            <text:p text:style-name="P1"><text:span text:style-name="T1">NamedParametersJdbcTemplate</text:span><text:span text:style-name="T1"><text:line-break/></text:span><text:span text:style-name="T1">rozwijanie listy jako parametru</text:span></text:p>
          </draw:text-box>
        </draw:frame>
        <draw:frame presentation:style-name="pr46" draw:text-style-name="P4" draw:layer="layout" svg:width="5.66cm" svg:height="1.886cm" svg:x="17.74cm" svg:y="11cm" presentation:class="subtitle" presentation:user-transformed="true">
          <draw:text-box>
            <text:p text:style-name="P14"><text:span text:style-name="T2">Artur Owczarek</text:span></text:p>
          </draw:text-box>
        </draw:frame>
        <draw:frame presentation:style-name="pr47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presentation:notes draw:style-name="dp2">
          <office:forms form:automatic-focus="false" form:apply-design-mode="false"/>
          <draw:page-thumbnail draw:name="Shape 26" draw:style-name="gr1" draw:layer="layout" svg:width="16.933cm" svg:height="9.524cm" svg:x="1.059cm" svg:y="1.905cm" draw:page-number="21" presentation:class="page"/>
          <draw:frame draw:name="Shape 2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18.143cm" svg:height="1.361cm" svg:x="1.27cm" svg:y="1.088cm" presentation:class="title" presentation:user-transformed="true">
          <draw:text-box>
            <text:p><text:span text:style-name="T3">Rozwijanie listy jako paramteru</text:span></text:p>
          </draw:text-box>
        </draw:frame>
        <draw:frame presentation:style-name="pr48" draw:text-style-name="P4" draw:layer="layout" svg:width="5.66cm" svg:height="1.886cm" svg:x="17.74cm" svg:y="11cm">
          <draw:text-box>
            <text:p text:style-name="P14"><text:span text:style-name="T2">Artur Owczarek</text:span></text:p>
          </draw:text-box>
        </draw:frame>
        <draw:frame presentation:style-name="pr49" draw:text-style-name="P4" draw:layer="layout" svg:width="6.46cm" svg:height="1.886cm" svg:x="17.54cm" svg:y="11.914cm">
          <draw:text-box>
            <text:p text:style-name="P14"><text:span text:style-name="T2">www.owczarek.info</text:span></text:p>
          </draw:text-box>
        </draw:frame>
        <draw:frame draw:style-name="gr9" draw:text-style-name="P10" draw:layer="layout" svg:width="25.586cm" svg:height="4.606cm" svg:x="1.014cm" svg:y="4.994cm">
          <draw:text-box>
            <text:p text:style-name="P15"><text:span text:style-name="T11">public </text:span><text:span text:style-name="T12">List&lt;Map&lt;String, Object&gt;&gt; getProductsWithProductLine(List&lt;String&gt; productLines) {</text:span><text:span text:style-name="T12"><text:line-break/></text:span><text:span text:style-name="T12"> <text:s text:c="3"/>String sql = </text:span><text:span text:style-name="T14">"SELECT * FROM products WHERE </text:span><text:span text:style-name="T13">productLine</text:span><text:span text:style-name="T14"> IN (:productLines)"</text:span><text:span text:style-name="T12">;</text:span><text:span text:style-name="T12"><text:line-break/></text:span><text:span text:style-name="T12"> <text:s text:c="3"/>Map&lt;String, List&lt;String&gt;&gt; parameters =</text:span></text:p>
            <text:p text:style-name="P15"><text:span text:style-name="T12"><text:tab/></text:span><text:span text:style-name="T12"><text:tab/></text:span><text:span text:style-name="T12">Collections.</text:span><text:span text:style-name="T32">singletonMap</text:span><text:span text:style-name="T7">(</text:span><text:span text:style-name="T8">"productLines"</text:span><text:span text:style-name="T7">, productLines);</text:span><text:span text:style-name="T7"><text:line-break/></text:span><text:span text:style-name="T7"> <text:s text:c="3"/></text:span><text:span text:style-name="T6">return </text:span><text:span text:style-name="T25">namedParameterJdbcTemplate</text:span><text:span text:style-name="T9">.queryForList(sql, parameters)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1.566cm" svg:height="8.176cm" svg:x="3.741cm" svg:y="2.138cm" draw:page-number="22" presentation:class="page"/>
          <draw:frame presentation:style-name="pr9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Purisa" svg:font-family="Purisa" style:font-pitch="variable"/>
    <style:font-face style:name="WenQuanYi Zen Hei1" svg:font-family="'WenQuanYi Zen Hei'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84cm" fo:text-indent="0cm"/>
      <style:text-properties fo:font-size="12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137cm" fo:text-indent="0cm"/>
      <style:text-properties fo:font-size="12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091cm" fo:text-indent="0cm"/>
      <style:text-properties fo:font-size="12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5" draw:layer="backgroundobjects" svg:width="25.399cm" svg:height="14.287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5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1cm" svg:height="0.985cm" svg:x="8.686cm" svg:y="13.01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0:43:21.058460377</dc:date>
    <meta:generator>LibreOffice/4.4.2.2$Linux_X86_64 LibreOffice_project/40m0$Build-2</meta:generator>
    <meta:editing-duration>P1DT18H16M42S</meta:editing-duration>
    <meta:editing-cycles>171</meta:editing-cycles>
    <meta:document-statistic meta:object-count="161"/>
  </office:meta>
</office:document-meta>
</file>